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iberation Sans2" svg:font-family="'Liberation Sans'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8.996cm"/>
    </style:style>
    <style:style style:name="co6" style:family="table-column">
      <style:table-column-properties fo:break-before="auto" style:column-width="15.79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3.237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" style:family="table-cell" style:parent-style-name="Default" style:data-style-name="N0">
      <style:table-cell-properties fo:border-bottom="0.06pt solid #000000" style:cell-protect="protected" style:print-content="true" fo:border-left="none" fo:border-right="0.06pt solid #000000" fo:border-top="none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4" style:family="table-cell" style:parent-style-name="Default" style:data-style-name="N107"/>
    <style:style style:name="ce5" style:family="table-cell" style:parent-style-name="Default" style:data-style-name="N107">
      <style:table-cell-properties fo:wrap-option="wrap" style:vertical-align="automatic"/>
    </style:style>
    <style:style style:name="ce7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Liberation Sans2" fo:font-size="10pt" fo:font-weight="bold" style:font-name-asian="Liberation Sans2" style:font-size-asian="10pt" style:font-weight-asian="bold" style:font-name-complex="Liberation Sans2" style:font-size-complex="10pt" style:font-weight-complex="bold"/>
    </style:style>
    <style:style style:name="ce10" style:family="table-cell" style:parent-style-name="Default" style:data-style-name="N0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11" style:family="table-cell" style:parent-style-name="Default" style:data-style-name="N0">
      <style:table-cell-properties fo:wrap-option="wrap" style:vertical-align="automatic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12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size="10pt" style:font-size-asian="10pt" style:font-size-complex="10pt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fo:color="#000000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3" style:family="text">
      <style:text-properties style:language-complex="hi" style:country-complex="IN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fo:color="#000000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text-position="super 58%"/>
    </style:style>
    <style:style style:name="T4" style:family="text">
      <style:text-properties style:text-emphasize="none" style:text-overline-style="none" style:text-overline-color="font-color" style:font-style-complex="normal" style:font-style-asian="normal" style:font-weight-complex="normal" style:font-weight-asian="normal" style:font-size-complex="10pt" style:font-size-asian="10pt" style:font-name-complex="Liberation Sans" style:font-name-asian="Liberation Sans" style:language-complex="hi" style:country-complex="IN" style:language-asian="zh" style:country-asian="CN" style:text-line-through-mode="continuous" fo:color="#000000" fo:language="pt" fo:country="BR" style:text-outline="false" fo:font-style="normal" style:text-line-through-type="none" style:text-underline-style="none" style:text-underline-color="font-color" fo:font-weight="normal" fo:font-size="10pt" style:font-name="Liberation Sans" fo:text-shadow="none" style:font-relief="none"/>
    </style:style>
    <style:style style:name="T5" style:family="text">
      <style:text-properties style:text-emphasize="none" style:text-overline-style="none" style:text-overline-color="font-color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style:text-line-through-mode="continuous" fo:color="#000000" fo:language="pt" fo:country="BR" style:text-outline="false" fo:font-style="normal" style:text-line-through-type="none" style:text-underline-style="none" style:text-underline-color="font-color" fo:font-weight="normal" fo:font-size="10pt" fo:text-shadow="none" style:font-relief="none" style:font-name-complex="Liberation Sans" style:font-name-asian="Liberation Sans" style:font-name="Liberation Sans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Nota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015" table:default-cell-style-name="ce1"/>
        <table:table-column table:style-name="co4" table:number-columns-repeated="2" table:default-cell-style-name="ce1"/>
        <table:table-row table:style-name="ro1">
          <table:table-cell table:style-name="ce2" office:value-type="string" calcext:value-type="string">
            <text:p>Matrícul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Prática 2.1</text:p>
          </table:table-cell>
          <table:table-cell table:style-name="ce2" office:value-type="string" calcext:value-type="string">
            <text:p>Prática 2.2</text:p>
          </table:table-cell>
          <table:table-cell table:style-name="ce2" office:value-type="string" calcext:value-type="string">
            <text:p>Prática 2.3</text:p>
          </table:table-cell>
          <table:table-cell table:style-name="ce2" office:value-type="string" calcext:value-type="string">
            <text:p>Prática 2.4</text:p>
          </table:table-cell>
          <table:table-cell table:style-name="ce2" office:value-type="string" calcext:value-type="string">
            <text:p>Nota L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80036212</text:p>
          </table:table-cell>
          <table:table-cell table:style-name="ce3" office:value-type="string" calcext:value-type="string">
            <text:p>ANDRE LUCAS SOUZA DE CASTRO</text:p>
          </table:table-cell>
          <table:table-cell table:style-name="ce4" table:number-columns-repeated="4"/>
          <table:table-cell table:style-name="ce4" table:formula="of:=SUM([.C2:.F2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200081801</text:p>
          </table:table-cell>
          <table:table-cell table:style-name="ce3" office:value-type="string" calcext:value-type="string">
            <text:p>BRENO MATEUS DOS SANTOS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3" calcext:value-type="float">
            <text:p>1,3</text:p>
          </table:table-cell>
          <table:table-cell table:style-name="ce4"/>
          <table:table-cell table:style-name="ce4" table:formula="of:=SUM([.C3:.F3])" office:value-type="float" office:value="3.3" calcext:value-type="float">
            <text:p>3,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20180042917</text:p>
          </table:table-cell>
          <table:table-cell table:style-name="ce3" office:value-type="string" calcext:value-type="string">
            <text:p>BRUNO BEZERRA BASTOS</text:p>
          </table:table-cell>
          <table:table-cell table:style-name="ce4" office:value-type="float" office:value="1.2" calcext:value-type="float">
            <text:p>1,2</text:p>
          </table:table-cell>
          <table:table-cell table:style-name="ce5" office:value-type="float" office:value="1.1" calcext:value-type="float">
            <text:p>1,1</text:p>
          </table:table-cell>
          <table:table-cell table:style-name="ce4" office:value-type="float" office:value="1.5" calcext:value-type="float">
            <text:p>1,5</text:p>
          </table:table-cell>
          <table:table-cell table:style-name="ce4"/>
          <table:table-cell table:style-name="ce4" table:formula="of:=SUM([.C4:.F4])" office:value-type="float" office:value="3.8" calcext:value-type="float">
            <text:p>3,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90108709</text:p>
          </table:table-cell>
          <table:table-cell table:style-name="ce3" office:value-type="string" calcext:value-type="string">
            <text:p>CARLOS ARTHUR RODRIGUES DA SILVA</text:p>
          </table:table-cell>
          <table:table-cell table:style-name="ce4" table:number-columns-repeated="4"/>
          <table:table-cell table:style-name="ce4" table:formula="of:=SUM([.C5:.F5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80002288</text:p>
          </table:table-cell>
          <table:table-cell table:style-name="ce3" office:value-type="string" calcext:value-type="string">
            <text:p>DANIELA VANESSA DA SILVA CHAVES SANTOS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0.6" calcext:value-type="float">
            <text:p>0,6</text:p>
          </table:table-cell>
          <table:table-cell table:style-name="ce4"/>
          <table:table-cell table:style-name="ce4" table:formula="of:=SUM([.C6:.F6])" office:value-type="float" office:value="2.4" calcext:value-type="float">
            <text:p>2,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90070951</text:p>
          </table:table-cell>
          <table:table-cell table:style-name="ce3" office:value-type="string" calcext:value-type="string">
            <text:p>FLÁVIO JOSÉ NUNES DE SOUZA</text:p>
          </table:table-cell>
          <table:table-cell table:style-name="ce4" office:value-type="float" office:value="0.6" calcext:value-type="float">
            <text:p>0,6</text:p>
          </table:table-cell>
          <table:table-cell table:style-name="ce4" table:number-columns-repeated="3"/>
          <table:table-cell table:style-name="ce4" table:formula="of:=SUM([.C7:.F7])" office:value-type="float" office:value="0.6" calcext:value-type="float">
            <text:p>0,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6010413</text:p>
          </table:table-cell>
          <table:table-cell table:style-name="ce3" office:value-type="string" calcext:value-type="string">
            <text:p>HARIAN JUDSON FEITOSA SILVA</text:p>
          </table:table-cell>
          <table:table-cell table:style-name="ce4" office:value-type="float" office:value="0.4" calcext:value-type="float">
            <text:p>0,4</text:p>
          </table:table-cell>
          <table:table-cell table:style-name="ce4" table:number-columns-repeated="3"/>
          <table:table-cell table:style-name="ce4" table:formula="of:=SUM([.C8:.F8])" office:value-type="float" office:value="0.4" calcext:value-type="float">
            <text:p>0,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4022774</text:p>
          </table:table-cell>
          <table:table-cell table:style-name="ce3" office:value-type="string" calcext:value-type="string">
            <text:p>HÉRMANE WEGELIS BARBOSA DA COSTA</text:p>
          </table:table-cell>
          <table:table-cell table:style-name="ce4" office:value-type="float" office:value="0.8" calcext:value-type="float">
            <text:p>0,8</text:p>
          </table:table-cell>
          <table:table-cell table:style-name="ce4" table:number-columns-repeated="3"/>
          <table:table-cell table:style-name="ce4" table:formula="of:=SUM([.C9:.F9])" office:value-type="float" office:value="0.8" calcext:value-type="float">
            <text:p>0,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60143378</text:p>
          </table:table-cell>
          <table:table-cell table:style-name="ce3" office:value-type="string" calcext:value-type="string">
            <text:p>JEOVA HENRIQUE LINHARES</text:p>
          </table:table-cell>
          <table:table-cell table:style-name="ce4" table:number-columns-repeated="4"/>
          <table:table-cell table:style-name="ce4" table:formula="of:=SUM([.C10:.F10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80105801</text:p>
          </table:table-cell>
          <table:table-cell table:style-name="ce3" office:value-type="string" calcext:value-type="string">
            <text:p>JOAO VICTOR MOURA MONTEIRO MADRUGA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" calcext:value-type="float">
            <text:p>1,0</text:p>
          </table:table-cell>
          <table:table-cell table:style-name="ce4"/>
          <table:table-cell table:style-name="ce4" table:formula="of:=SUM([.C11:.F11])" office:value-type="float" office:value="3.5" calcext:value-type="float">
            <text:p>3,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90075715</text:p>
          </table:table-cell>
          <table:table-cell table:style-name="ce3" office:value-type="string" calcext:value-type="string">
            <text:p>JOSE FELIX RODRIGUES ANSELMO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0.6" calcext:value-type="float">
            <text:p>0,6</text:p>
          </table:table-cell>
          <table:table-cell table:style-name="ce4"/>
          <table:table-cell table:style-name="ce4" table:formula="of:=SUM([.C12:.F12])" office:value-type="float" office:value="2.6" calcext:value-type="float">
            <text:p>2,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80108966</text:p>
          </table:table-cell>
          <table:table-cell table:style-name="ce3" office:value-type="string" calcext:value-type="string">
            <text:p>JOSÉ ÍKARO SANTOS FERNANDES</text:p>
          </table:table-cell>
          <table:table-cell table:style-name="ce4" table:number-columns-repeated="4"/>
          <table:table-cell table:style-name="ce4" table:formula="of:=SUM([.C13:.F13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90072651</text:p>
          </table:table-cell>
          <table:table-cell table:style-name="ce3" office:value-type="string" calcext:value-type="string">
            <text:p>JOSÉ RIBEIRO ALECRIM FILHO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0.7" calcext:value-type="float">
            <text:p>0,7</text:p>
          </table:table-cell>
          <table:table-cell table:style-name="ce4"/>
          <table:table-cell table:style-name="ce4" table:formula="of:=SUM([.C14:.F14])" office:value-type="float" office:value="2.6" calcext:value-type="float">
            <text:p>2,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90077658</text:p>
          </table:table-cell>
          <table:table-cell table:style-name="ce3" office:value-type="string" calcext:value-type="string">
            <text:p>JÚLIA EDUARDA COSTA DOS ANJOS</text:p>
          </table:table-cell>
          <table:table-cell table:style-name="ce4" table:number-columns-repeated="4"/>
          <table:table-cell table:style-name="ce4" table:formula="of:=SUM([.C15:.F15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70114880</text:p>
          </table:table-cell>
          <table:table-cell table:style-name="ce3" office:value-type="string" calcext:value-type="string">
            <text:p>LUCAS RODRIGO DE CARVALHO LIRA</text:p>
          </table:table-cell>
          <table:table-cell table:style-name="ce4"/>
          <table:table-cell table:number-columns-repeated="2" table:style-name="ce4" office:value-type="float" office:value="1.5" calcext:value-type="float">
            <text:p>1,5</text:p>
          </table:table-cell>
          <table:table-cell table:style-name="ce4"/>
          <table:table-cell table:style-name="ce4" table:formula="of:=SUM([.C16:.F16])" office:value-type="float" office:value="3" calcext:value-type="float">
            <text:p>3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70117845</text:p>
          </table:table-cell>
          <table:table-cell table:style-name="ce3" office:value-type="string" calcext:value-type="string">
            <text:p>MARCOS VINICIUS DE LIMA MIRANDA</text:p>
          </table:table-cell>
          <table:table-cell table:style-name="ce4" table:number-columns-repeated="4"/>
          <table:table-cell table:style-name="ce4" table:formula="of:=SUM([.C17:.F17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5016815</text:p>
          </table:table-cell>
          <table:table-cell table:style-name="ce3" office:value-type="string" calcext:value-type="string">
            <text:p>MICHEL RODRIGO NUNES ARRUDA</text:p>
          </table:table-cell>
          <table:table-cell table:style-name="ce4" office:value-type="float" office:value="1.1" calcext:value-type="float">
            <text:p>1,1</text:p>
          </table:table-cell>
          <table:table-cell table:style-name="ce4" table:number-columns-repeated="3"/>
          <table:table-cell table:style-name="ce4" table:formula="of:=SUM([.C18:.F18])" office:value-type="float" office:value="1.1" calcext:value-type="float">
            <text:p>1,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70148930</text:p>
          </table:table-cell>
          <table:table-cell table:style-name="ce3" office:value-type="string" calcext:value-type="string">
            <text:p>MICHELLE SOUSA CORDEIRO</text:p>
          </table:table-cell>
          <table:table-cell table:number-columns-repeated="3" table:style-name="ce4" office:value-type="float" office:value="1.5" calcext:value-type="float">
            <text:p>1,5</text:p>
          </table:table-cell>
          <table:table-cell table:style-name="ce4"/>
          <table:table-cell table:style-name="ce4" table:formula="of:=SUM([.C19:.F19])" office:value-type="float" office:value="4.5" calcext:value-type="float">
            <text:p>4,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70116768</text:p>
          </table:table-cell>
          <table:table-cell table:style-name="ce3" office:value-type="string" calcext:value-type="string">
            <text:p>MYLENA VIVIANE DE OLIVEIRA ARAUJO</text:p>
          </table:table-cell>
          <table:table-cell table:style-name="ce4"/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0.7" calcext:value-type="float">
            <text:p>0,7</text:p>
          </table:table-cell>
          <table:table-cell table:style-name="ce4"/>
          <table:table-cell table:style-name="ce4" table:formula="of:=SUM([.C20:.F20])" office:value-type="float" office:value="2.2" calcext:value-type="float">
            <text:p>2,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60153599</text:p>
          </table:table-cell>
          <table:table-cell table:style-name="ce3" office:value-type="string" calcext:value-type="string">
            <text:p>NATA JOHNATAN DANILO RELVA BRITO</text:p>
          </table:table-cell>
          <table:table-cell table:style-name="ce4" table:number-columns-repeated="4"/>
          <table:table-cell table:style-name="ce4" table:formula="of:=SUM([.C21:.F21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70043492</text:p>
          </table:table-cell>
          <table:table-cell table:style-name="ce3" office:value-type="string" calcext:value-type="string">
            <text:p>PAULO VICTOR RIBEIRO DE FREITAS DAMASCENO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.1" calcext:value-type="float">
            <text:p>1,1</text:p>
          </table:table-cell>
          <table:table-cell/>
          <table:table-cell table:style-name="ce4" table:formula="of:=SUM([.C22:.F22])" office:value-type="float" office:value="4.1" calcext:value-type="float">
            <text:p>4,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200077620</text:p>
          </table:table-cell>
          <table:table-cell table:style-name="ce3" office:value-type="string" calcext:value-type="string">
            <text:p>PEDRO PAULO COSTA GUIMARÃES</text:p>
          </table:table-cell>
          <table:table-cell table:style-name="ce4"/>
          <table:table-cell table:number-columns-repeated="3"/>
          <table:table-cell table:style-name="ce4" table:formula="of:=SUM([.C23:.F23])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50139498</text:p>
          </table:table-cell>
          <table:table-cell table:style-name="ce3" office:value-type="string" calcext:value-type="string">
            <text:p>SAMANTHA COSTA</text:p>
          </table:table-cell>
          <table:table-cell office:value-type="float" office:value="1.2" calcext:value-type="float">
            <text:p>1,2</text:p>
          </table:table-cell>
          <table:table-cell table:number-columns-repeated="3"/>
          <table:table-cell table:style-name="ce4" table:formula="of:=SUM([.C24:.F24])" office:value-type="float" office:value="1.2" calcext:value-type="float">
            <text:p>1,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200074164</text:p>
          </table:table-cell>
          <table:table-cell table:style-name="ce3" office:value-type="string" calcext:value-type="string">
            <text:p>VINICIUS BITTENCOURT DOS SANTOS PAGANO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.3" calcext:value-type="float">
            <text:p>1,3</text:p>
          </table:table-cell>
          <table:table-cell/>
          <table:table-cell table:style-name="ce4" table:formula="of:=SUM([.C25:.F25])" office:value-type="float" office:value="3.4" calcext:value-type="float">
            <text:p>3,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20170139575</text:p>
          </table:table-cell>
          <table:table-cell table:style-name="ce3" office:value-type="string" calcext:value-type="string">
            <text:p>WENDELL ELOI DA SILVA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/>
          <table:table-cell table:style-name="ce4" table:formula="of:=SUM([.C26:.F26])" office:value-type="float" office:value="0.8" calcext:value-type="float">
            <text:p>0,8</text:p>
          </table:table-cell>
          <table:table-cell table:number-columns-repeated="1017"/>
        </table:table-row>
        <table:table-row table:style-name="ro1" table:number-rows-repeated="7">
          <table:table-cell table:style-name="ce6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reções" table:style-name="ta1">
        <table:table-column table:style-name="co5" table:default-cell-style-name="ce10"/>
        <table:table-column table:style-name="co6" table:default-cell-style-name="ce10"/>
        <table:table-column table:style-name="co3" table:number-columns-repeated="1021" table:default-cell-style-name="ce1"/>
        <table:table-column table:style-name="co4" table:default-cell-style-name="ce1"/>
        <table:table-row table:style-name="ro1">
          <table:table-cell table:style-name="ce7" office:value-type="string" calcext:value-type="string">
            <text:p>Nom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string" calcext:value-type="string">
            <text:p>ANDRE LUCAS SOUZA DE CASTRO</text:p>
          </table:table-cell>
          <table:table-cell table:style-name="ce1"/>
          <table:table-cell table:number-columns-repeated="1022"/>
        </table:table-row>
        <table:table-row table:style-name="ro3">
          <table:table-cell table:style-name="ce3" office:value-type="string" calcext:value-type="string">
            <text:p>BRENO MATEUS DOS SANTOS</text:p>
          </table:table-cell>
          <table:table-cell table:style-name="ce11" office:value-type="string" calcext:value-type="string">
            <text:p><text:span text:style-name="T1">'- _checa_dimensoes: deve checar colunas para o caso da adição (0,1)</text:span></text:p>
            <text:p><text:span text:style-name="T1">- getitem/setitem: 0,3</text:span></text:p>
            <text:p><text:span text:style-name="T1">- __add__: 0,3</text:span></text:p>
            <text:p><text:span text:style-name="T1">- __mul__: 0,3</text:span></text:p>
            <text:p><text:span text:style-name="T1">- __eq__/__neq__: 0,3</text:span>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BRUNO BEZERRA BASTOS</text:p>
          </table:table-cell>
          <table:table-cell table:style-name="ce11" office:value-type="string" calcext:value-type="string">
            <text:p><text:span text:style-name="T1">'- _checa_dimensoes: 0,3</text:span></text:p>
            <text:p><text:span text:style-name="T1">- getitem/setitem: 0,3 (não entendi o return false)</text:span></text:p>
            <text:p><text:span text:style-name="T1">- __add__: 0,3</text:span></text:p>
            <text:p><text:span text:style-name="T1">- __mul__: 0,3 </text:span></text:p>
            <text:p><text:span text:style-name="T1">- __eq__/__neq__: 0,3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RLOS ARTHUR RODRIGUES DA SILVA</text:p>
          </table:table-cell>
          <table:table-cell table:style-name="ce11"/>
          <table:table-cell table:number-columns-repeated="1022"/>
        </table:table-row>
        <table:table-row table:style-name="ro4">
          <table:table-cell table:style-name="ce3" office:value-type="string" calcext:value-type="string">
            <text:p>DANIELA VANESSA DA SILVA CHAVES SANTOS</text:p>
          </table:table-cell>
          <table:table-cell table:style-name="ce11" office:value-type="string" calcext:value-type="string">
            <text:p><text:span text:style-name="T1">'- _checa_dimensoes: 0,3</text:span></text:p>
            <text:p><text:span text:style-name="T1">- getitem/setitem: 0,1 (for não é necessário neste caso e deixaria o seu programa lento em uma aplicação real)</text:span></text:p>
            <text:p><text:span text:style-name="T1">- __add__: método está retornando lista de listas, quando deve retornar matriz (0,1)</text:span></text:p>
            <text:p><text:span text:style-name="T1">- __mul__: método está retornando lista de listas, quando deve retornar matriz; lógica da multiplicação está incorreta (0,0)</text:span></text:p>
            <text:p><text:span text:style-name="T1">- __eq__/__neq__: eq irá retornar verdadeiro se o primeiro elemento for igual e todos os outros forem diferentes (0,1)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LÁVIO JOSÉ NUNES DE SOUZA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3" office:value-type="string" calcext:value-type="string">
            <text:p>HARIAN JUDSON FEITOSA SILVA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3" office:value-type="string" calcext:value-type="string">
            <text:p>HÉRMANE WEGELIS BARBOSA DA COSTA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3" office:value-type="string" calcext:value-type="string">
            <text:p>JEOVA HENRIQUE LINHARES</text:p>
          </table:table-cell>
          <table:table-cell table:style-name="ce11"/>
          <table:table-cell table:number-columns-repeated="1022"/>
        </table:table-row>
        <table:table-row table:style-name="ro5">
          <table:table-cell table:style-name="ce3" office:value-type="string" calcext:value-type="string">
            <text:p>JOAO VICTOR MOURA MONTEIRO MADRUGA</text:p>
          </table:table-cell>
          <table:table-cell table:style-name="ce11" office:value-type="string" calcext:value-type="string">
            <text:p><text:span text:style-name="T1">'- _checa_dimensoes: 0,3</text:span></text:p>
            <text:p><text:span text:style-name="T1">- getitem/setitem: 0,3</text:span></text:p>
            <text:p><text:span text:style-name="T1">- __add__: 0,3</text:span></text:p>
            <text:p><text:span text:style-name="T2">- __mul__: segundo laço da multiplicação deve percorrer as colunas da matriz resultante (igual ao nr. de colunas da 2</text:span><text:span text:style-name="T3">a</text:span><text:span text:style-name="T2">. Matriz); matriz resultante tem dimensões diferentes de acordo com mult por escalar ou por outra matriz (0,0)</text:span></text:p>
            <text:p><text:span text:style-name="T1">- __eq__/__neq__: eq irá retornar verdadeiro se o primeiro elemento for igual e todos os outros forem diferentes (0,1)</text:span></text:p>
          </table:table-cell>
          <table:table-cell table:number-columns-repeated="1022"/>
        </table:table-row>
        <table:table-row table:style-name="ro6">
          <table:table-cell table:style-name="ce3" office:value-type="string" calcext:value-type="string">
            <text:p>JOSE FELIX RODRIGUES ANSELMO</text:p>
          </table:table-cell>
          <table:table-cell table:style-name="ce11" office:value-type="string" calcext:value-type="string">
            <text:p><text:span text:style-name="T1">'- _checa_dimensoes: 0,3</text:span></text:p>
            <text:p><text:span text:style-name="T1">- getitem/setitem: getitem retorna último valor da matriz e ainda atribui incorretamente um valor a ela (0,1)</text:span></text:p>
            <text:p><text:span text:style-name="T1">- __add__: método está retornando lista de listas, quando deve retornar matriz (0,1)</text:span></text:p>
            <text:p><text:span text:style-name="T1">- __mul__: método está retornando lista de listas, quando deve retornar matriz; lógica da multiplicação está incorreta (0,0)</text:span></text:p>
            <text:p><text:span text:style-name="T1">- __eq__/__neq__: eq contém lógica incorreta e uso incorretos de atributos da matriz (0,1)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OSÉ ÍKARO SANTOS FERNANDES</text:p>
          </table:table-cell>
          <table:table-cell table:style-name="ce11"/>
          <table:table-cell table:number-columns-repeated="1022"/>
        </table:table-row>
        <table:table-row table:style-name="ro7">
          <table:table-cell table:style-name="ce3" office:value-type="string" calcext:value-type="string">
            <text:p>JOSÉ RIBEIRO ALECRIM FILHO</text:p>
          </table:table-cell>
          <table:table-cell table:style-name="ce11" office:value-type="string" calcext:value-type="string">
            <text:p><text:span text:style-name="T1">'- _checa_dimensoes: está retornando verdadeiro se o nr de linhas for diferente e o nr de colunas for igual para soma (0,1)</text:span></text:p>
            <text:p><text:span text:style-name="T4">- getitem/setitem</text:span><text:span text:style-name="T5">: getitem está passando uma tupla para acessar uma lista (0,1)</text:span></text:p>
            <text:p><text:span text:style-name="T1">- __add__:  está retornando lista de listas quando deve retornar uma Matriz (0,1)</text:span></text:p>
            <text:p><text:span text:style-name="T1">- __mul__: está retornando lista de listas quando deve retornar uma Matriz (0,1)</text:span></text:p>
            <text:p><text:span text:style-name="T1">- __eq__/__neq__: 0,3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ÚLIA EDUARDA COSTA DOS ANJOS</text:p>
          </table:table-cell>
          <table:table-cell table:style-name="ce11"/>
          <table:table-cell table:number-columns-repeated="1022"/>
        </table:table-row>
        <table:table-row table:style-name="ro3">
          <table:table-cell table:style-name="ce3" office:value-type="string" calcext:value-type="string">
            <text:p>LUCAS RODRIGO DE CARVALHO LIRA</text:p>
          </table:table-cell>
          <table:table-cell table:style-name="ce11" office:value-type="string" calcext:value-type="string">
            <text:p><text:span text:style-name="T1">'- _checa_dimensoes: 0,3</text:span></text:p>
            <text:p><text:span text:style-name="T1">- getitem/setitem: 0,3</text:span></text:p>
            <text:p><text:span text:style-name="T1">- __add__: 0,3</text:span></text:p>
            <text:p><text:span text:style-name="T1">- __mul__: 0,3</text:span></text:p>
            <text:p><text:span text:style-name="T1">- __eq__/__neq__: 0,3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RCOS VINICIUS DE LIMA MIRANDA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3" office:value-type="string" calcext:value-type="string">
            <text:p>MICHEL RODRIGO NUNES ARRUDA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3" office:value-type="string" calcext:value-type="string">
            <text:p>MICHELLE SOUSA CORDEIRO</text:p>
          </table:table-cell>
          <table:table-cell table:style-name="ce11"/>
          <table:table-cell table:number-columns-repeated="1022"/>
        </table:table-row>
        <table:table-row table:style-name="ro6">
          <table:table-cell table:style-name="ce3" office:value-type="string" calcext:value-type="string">
            <text:p>MYLENA VIVIANE DE OLIVEIRA ARAUJO</text:p>
          </table:table-cell>
          <table:table-cell table:style-name="ce11" office:value-type="string" calcext:value-type="string">
            <text:p><text:span text:style-name="T1">' - _checa_dimensoes: 0,3</text:span></text:p>
            <text:p><text:span text:style-name="T1">- getitem/setitem: setitem está fazendo referência a ele mesmo. Isto está causando uma recursão infinita, que o python detecta e emite erro por atingir um limite (0,1)</text:span></text:p>
            <text:p><text:span text:style-name="T1">- __add__:  operador [] está sendo usado incorretamente (0,0)</text:span></text:p>
            <text:p><text:span text:style-name="T1">- __mul__: operador [] está sendo usado incorretamente (0,2)</text:span></text:p>
            <text:p><text:span text:style-name="T1">- __eq__/__neq__: operador [] está sendo usado incorretamente; eq irá retornar verdadeiro se algum elemento for diferente mas o último for igual (0,1)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TA JOHNATAN DANILO RELVA BRITO</text:p>
          </table:table-cell>
          <table:table-cell table:style-name="ce9"/>
          <table:table-cell table:number-columns-repeated="1022"/>
        </table:table-row>
        <table:table-row table:style-name="ro7">
          <table:table-cell table:style-name="ce3" office:value-type="string" calcext:value-type="string">
            <text:p>PAULO VICTOR RIBEIRO DE FREITAS DAMASCENO</text:p>
          </table:table-cell>
          <table:table-cell table:style-name="ce11" office:value-type="string" calcext:value-type="string">
            <text:p><text:span text:style-name="T1">'- _checa_dimensoes: 0,3</text:span></text:p>
            <text:p><text:span text:style-name="T1">- getitem/setitem: 0,3</text:span></text:p>
            <text:p><text:span text:style-name="T1">- __add__: 0,3</text:span></text:p>
            <text:p><text:span text:style-name="T1">- __mul__: laço da multiplicação deve percorrer colunas de self/linhas de b (0,1)</text:span></text:p>
            <text:p><text:span text:style-name="T1">- __eq__/__neq__: eq irá retornar verdadeiro se algum elemento for diferente mas o último for igual (0,1)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DRO PAULO COSTA GUIMARÃES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3" office:value-type="string" calcext:value-type="string">
            <text:p>SAMANTHA COSTA</text:p>
          </table:table-cell>
          <table:table-cell table:style-name="ce11"/>
          <table:table-cell table:number-columns-repeated="1022"/>
        </table:table-row>
        <table:table-row table:style-name="ro3">
          <table:table-cell table:style-name="ce3" office:value-type="string" calcext:value-type="string">
            <text:p>VINICIUS BITTENCOURT DOS SANTOS PAGANO</text:p>
          </table:table-cell>
          <table:table-cell table:style-name="ce11" office:value-type="string" calcext:value-type="string">
            <text:p><text:span text:style-name="T1">'- _checa_dimensoes: 0,3</text:span></text:p>
            <text:p><text:span text:style-name="T1">- getitem/setitem: 0,3</text:span></text:p>
            <text:p><text:span text:style-name="T1">- __add__: 0,3</text:span></text:p>
            <text:p><text:span text:style-name="T1">- __mul__: mult por escalar está implementando operador *= (que modifica a própria matriz) (0,1)</text:span></text:p>
            <text:p><text:span text:style-name="T1">- __eq__/__neq__: 0,3</text:span></text:p>
          </table:table-cell>
          <table:table-cell table:number-columns-repeated="1022"/>
        </table:table-row>
        <table:table-row table:style-name="ro7">
          <table:table-cell table:style-name="ce3" office:value-type="string" calcext:value-type="string">
            <text:p>WENDELL ELOI DA SILVA</text:p>
          </table:table-cell>
          <table:table-cell table:style-name="ce11" office:value-type="string" calcext:value-type="string">
            <text:p><text:span text:style-name="T1">'- _checa_dimensoes: 0,3</text:span></text:p>
            <text:p><text:span text:style-name="T1">- getitem/setitem: 0,3</text:span></text:p>
            <text:p><text:span text:style-name="T1">- __add__: está implementando operador += (que modifica a própria matriz) (0,1)</text:span></text:p>
            <text:p><text:span text:style-name="T1">- __mul__: mult por escalar está implementando operador *= (que modifica a própria matriz); matriz resultante da multiplicação matricial está com dimensões incorretas (0,0)</text:span></text:p>
            <text:p><text:span text:style-name="T1">- __eq__/__neq__: neq não implementado (0,1)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11" office:value-type="string" calcext:value-type="string">
            <text:p>'- _checa_dimensoes:</text:p>
            <text:p><text:span text:style-name="T1">- getitem/setitem</text:span>:</text:p>
            <text:p>- __add__: </text:p>
            <text:p>- __mul__:</text:p>
            <text:p>- __eq__/__neq__: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iberation Sans2" svg:font-family="'Liberation Sans'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1" loext:min-decimal-places="1"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6:08:57.7757430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/>
    <meta:creation-date>2021-01-25T15:05:35Z</meta:creation-date>
    <dc:date>2021-12-10T16:13:06.984528327</dc:date>
    <meta:editing-cycles>183</meta:editing-cycles>
    <meta:editing-duration>PT10H6M38S</meta:editing-duration>
    <meta:document-statistic meta:table-count="2" meta:cell-count="157" meta:object-count="0"/>
  </office:meta>
</office:document-meta>
</file>